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44C0000032011FA69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3366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3366" draw:fill="none" draw:fill-color="#ffffff" draw:textarea-horizontal-align="left" draw:auto-grow-height="true" draw:auto-grow-width="false" fo:min-height="0cm" fo:min-width="0.771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18pt" style:font-size-asian="18pt" style:font-weight-asian="normal" style:font-size-complex="18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246cm" svg:x="1cm" svg:y="6.846cm">
          <draw:image xlink:href="Pictures/100002010000044C0000032011FA69EA.png" xlink:type="simple" xlink:show="embed" xlink:actuate="onLoad">
            <text:p/>
          </draw:image>
        </draw:frame>
        <draw:frame draw:style-name="gr2" draw:text-style-name="P2" draw:layer="layout" svg:width="1.535cm" svg:height="1.171cm" svg:x="6.45cm" svg:y="9.255cm">
          <draw:text-box>
            <text:p text:style-name="P2">B<text:span text:style-name="T1">102</text:span></text:p>
          </draw:text-box>
        </draw:frame>
        <draw:frame draw:style-name="gr2" draw:text-style-name="P2" draw:layer="layout" svg:width="1.535cm" svg:height="1.171cm" svg:x="3.915cm" svg:y="13.132cm">
          <draw:text-box>
            <text:p text:style-name="P2">B<text:span text:style-name="T1">201</text:span></text:p>
          </draw:text-box>
        </draw:frame>
        <draw:frame draw:style-name="gr2" draw:text-style-name="P2" draw:layer="layout" svg:width="1.535cm" svg:height="1.171cm" svg:x="1.635cm" svg:y="19.514cm">
          <draw:text-box>
            <text:p text:style-name="P2">B<text:span text:style-name="T1">300</text:span></text:p>
          </draw:text-box>
        </draw:frame>
        <draw:frame draw:style-name="gr2" draw:text-style-name="P2" draw:layer="layout" svg:width="1.535cm" svg:height="1.171cm" svg:x="8.62cm" svg:y="16.875cm">
          <draw:text-box>
            <text:p text:style-name="P2">B<text:span text:style-name="T1">210</text:span></text:p>
          </draw:text-box>
        </draw:frame>
        <draw:frame draw:style-name="gr2" draw:text-style-name="P2" draw:layer="layout" svg:width="1.535cm" svg:height="1.171cm" svg:x="12.43cm" svg:y="15.069cm">
          <draw:text-box>
            <text:p text:style-name="P2">B<text:span text:style-name="T1">120</text:span></text:p>
          </draw:text-box>
        </draw:frame>
        <draw:frame draw:style-name="gr2" draw:text-style-name="P2" draw:layer="layout" svg:width="1.535cm" svg:height="1.171cm" svg:x="8.667cm" svg:y="6.846cm">
          <draw:text-box>
            <text:p text:style-name="P2">B<text:span text:style-name="T1">003</text:span></text:p>
          </draw:text-box>
        </draw:frame>
        <draw:frame draw:style-name="gr2" draw:text-style-name="P2" draw:layer="layout" svg:width="1.535cm" svg:height="1.171cm" svg:x="12.045cm" svg:y="7.806cm">
          <draw:text-box>
            <text:p text:style-name="P2">B<text:span text:style-name="T1">012</text:span></text:p>
          </draw:text-box>
        </draw:frame>
        <draw:frame draw:style-name="gr2" draw:text-style-name="P2" draw:layer="layout" svg:width="1.535cm" svg:height="1.171cm" svg:x="15.921cm" svg:y="9.89cm">
          <draw:text-box>
            <text:p text:style-name="P2">B<text:span text:style-name="T1">021</text:span></text:p>
          </draw:text-box>
        </draw:frame>
        <draw:frame draw:style-name="gr2" draw:text-style-name="P2" draw:layer="layout" svg:width="1.484cm" svg:height="1.171cm" svg:x="9.575cm" svg:y="10.467cm">
          <draw:text-box>
            <text:p text:style-name="P2">B<text:span text:style-name="T1">111</text:span></text:p>
          </draw:text-box>
        </draw:frame>
        <draw:frame draw:style-name="gr3" draw:text-style-name="P2" draw:layer="layout" svg:width="1.535cm" svg:height="1.171cm" svg:x="18.51cm" svg:y="13.017cm">
          <draw:text-box>
            <text:p text:style-name="P2">B<text:span text:style-name="T1">0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14T14:38:35</dc:date>
    <meta:document-statistic meta:object-count="11"/>
    <meta:generator>LibreOffice/3.3$Unix LibreOffice_project/330m19$Build-301</meta:generator>
  </office:meta>
</office:document-meta>
</file>